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0aa" officeooo:paragraph-rsid="000770aa"/>
    </style:style>
    <style:style style:name="P2" style:family="paragraph" style:parent-style-name="Standard">
      <style:text-properties officeooo:rsid="0008ad7d" officeooo:paragraph-rsid="0008ad7d"/>
    </style:style>
    <style:style style:name="P3" style:family="paragraph" style:parent-style-name="Standard">
      <style:text-properties officeooo:rsid="0009f5a7" officeooo:paragraph-rsid="0009f5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int probability</text:p>
      <text:p text:style-name="P1">P(A,B,C)</text:p>
      <text:p text:style-name="P1"/>
      <text:p text:style-name="P1">Marginal probability</text:p>
      <text:p text:style-name="P1">P(A,B)</text:p>
      <text:p text:style-name="P1">sum(P(A,B,C)) for all values of C</text:p>
      <text:p text:style-name="P1"/>
      <text:p text:style-name="P2">conditional probability</text:p>
      <text:p text:style-name="P2">P(A|B,C) = P(A,B,C)/P(B,C) = P(A,B,C)/sum(P(A,B,C)) for all values of A</text:p>
      <text:p text:style-name="P2">P(A,B|C) = P(A,B,C)/P(C) = P(A,B,C)/sum(sum(P(A,B,C)) for all values of A) for all values of B</text:p>
      <text:p text:style-name="P2"/>
      <text:p text:style-name="P3">P(A|B) = P(A,B)/P(B) = P(B|A)P(A)/P(B)</text:p>
      <text:p text:style-name="P3">def of<text:tab/> <text:s text:c="4"/>^^conditional probability<text:tab/> <text:s/>^^Bayes r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5:03:45.523738703</meta:creation-date>
    <dc:date>2015-05-18T15:13:25.733584985</dc:date>
    <meta:editing-duration>PT8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50" meta:character-count="362" meta:non-whitespace-character-count="315"/>
  </office:meta>
</office:document-meta>
</file>